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 office:name="__Annotation__3_1550433395"><dc:creator>Jarrad Hope</dc:creator><dc:date>2018-02-11T06:29:06</dc:date><text:p><text:span text:style-name="T1">TODO</text:span></text:p></office:annotation>Past &amp; How it all began, a Foreword from Carl &amp; Jarrad<office:annotation-end office:name="__Annotation__3_155043339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12" meta:character-count="54" meta:non-whitespace-character-count="43"/>
    <meta:generator>LibreOfficeDev/5.1.0.3$Linux_X86_64 LibreOffice_project/</meta:generator>
  </office:meta>
</office:document-meta>
</file>